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26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2" style:family="table" style:master-page-name="PageStyle_5f_Folha2">
      <style:table-properties table:display="true" style:writing-mode="lr-tb"/>
    </style:style>
    <style:style style:name="ta3" style:family="table" style:master-page-name="PageStyle_5f_Folha3">
      <style:table-properties table:display="true" style:writing-mode="lr-tb"/>
    </style:style>
    <style:style style:name="ta4" style:family="table" style:master-page-name="PageStyle_5f_Folha1">
      <style:table-properties table:display="true" style:writing-mode="lr-tb"/>
    </style: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Excel_20_Built-in_20_Normal" style:data-style-name="N5060"/>
    <style:style style:name="ce2" style:family="table-cell" style:parent-style-name="Excel_20_Built-in_20_Normal">
      <style:table-cell-properties fo:background-color="#ffd320"/>
      <style:text-properties fo:color="#000000"/>
    </style:style>
    <style:style style:name="ce3" style:family="table-cell" style:parent-style-name="Excel_20_Built-in_20_Normal">
      <style:table-cell-properties fo:background-color="#ffd32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4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1" table:number-columns-repeated="1013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office:value-type="string">
            <text:p>V=35000 m/s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number-columns-repeated="10"/>
          <table:table-cell table:style-name="ce2" office:value-type="string">
            <text:p>1DEntry</text:p>
          </table:table-cell>
          <table:table-cell table:style-name="ce3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t (s)</text:p>
          </table:table-cell>
          <table:table-cell office:value-type="string">
            <text:p>H [km]</text:p>
          </table:table-cell>
          <table:table-cell office:value-type="string">
            <text:p>p1 [Pa]</text:p>
          </table:table-cell>
          <table:table-cell office:value-type="string">
            <text:p>T1 [K]</text:p>
          </table:table-cell>
          <table:table-cell office:value-type="string">
            <text:p>p2 cold [Pa]</text:p>
          </table:table-cell>
          <table:table-cell office:value-type="string">
            <text:p>T2 cold [K]</text:p>
          </table:table-cell>
          <table:table-cell office:value-type="string">
            <text:p>p2 [Pa]</text:p>
          </table:table-cell>
          <table:table-cell office:value-type="string">
            <text:p>T2 <text:s/>[K]</text:p>
          </table:table-cell>
          <table:table-cell table:style-name="ce3" office:value-type="string">
            <text:p>p2 [Pa]</text:p>
          </table:table-cell>
          <table:table-cell table:style-name="ce3" office:value-type="string">
            <text:p>T2 [K]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.63422">
            <text:p>4.63</text:p>
          </table:table-cell>
          <table:table-cell office:value-type="float" office:value="217.45">
            <text:p>217.45</text:p>
          </table:table-cell>
          <table:table-cell office:value-type="float" office:value="75492.5">
            <text:p>75492.5</text:p>
          </table:table-cell>
          <table:table-cell office:value-type="float" office:value="590462">
            <text:p>590462</text:p>
          </table:table-cell>
          <table:table-cell office:value-type="float" office:value="74761.3">
            <text:p>74761.3</text:p>
          </table:table-cell>
          <table:table-cell office:value-type="float" office:value="153272">
            <text:p>153272</text:p>
          </table:table-cell>
          <table:table-cell table:style-name="ce3" office:value-type="float" office:value="74760.1245375986">
            <text:p>74760.12</text:p>
          </table:table-cell>
          <table:table-cell table:style-name="ce3" office:value-type="float" office:value="153270.096835251">
            <text:p>153270.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C5]+0.2" office:value-type="float" office:value="0.2">
            <text:p>0.2</text:p>
          </table:table-cell>
          <table:table-cell office:value-type="float" office:value="64.43">
            <text:p>64.43</text:p>
          </table:table-cell>
          <table:table-cell office:value-type="float" office:value="10.7898">
            <text:p>10.79</text:p>
          </table:table-cell>
          <table:table-cell office:value-type="float" office:value="233.046">
            <text:p>233.05</text:p>
          </table:table-cell>
          <table:table-cell table:number-columns-repeated="2"/>
          <table:table-cell office:value-type="float" office:value="162413.84">
            <text:p>162413.84</text:p>
          </table:table-cell>
          <table:table-cell office:value-type="float" office:value="153279.81">
            <text:p>153279.81</text:p>
          </table:table-cell>
          <table:table-cell table:style-name="ce3" office:value-type="float" office:value="162413.905002638">
            <text:p>162413.91</text:p>
          </table:table-cell>
          <table:table-cell table:style-name="ce3" office:value-type="float" office:value="153275.356248124">
            <text:p>153275.36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C6]+0.2" office:value-type="float" office:value="0.4">
            <text:p>0.4</text:p>
          </table:table-cell>
          <table:table-cell office:value-type="float" office:value="59.4">
            <text:p>59.4</text:p>
          </table:table-cell>
          <table:table-cell office:value-type="float" office:value="22.0773">
            <text:p>22.08</text:p>
          </table:table-cell>
          <table:table-cell office:value-type="float" office:value="247.13">
            <text:p>247.13</text:p>
          </table:table-cell>
          <table:table-cell table:number-columns-repeated="2"/>
          <table:table-cell office:value-type="float" office:value="313417">
            <text:p>313417</text:p>
          </table:table-cell>
          <table:table-cell office:value-type="float" office:value="153285">
            <text:p>153285</text:p>
          </table:table-cell>
          <table:table-cell table:style-name="ce3" office:value-type="float" office:value="313379.616638924">
            <text:p>313379.62</text:p>
          </table:table-cell>
          <table:table-cell table:style-name="ce3" office:value-type="float" office:value="153280.397234217">
            <text:p>153280.4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C7]+0.2" office:value-type="float" office:value="0.6">
            <text:p>0.6</text:p>
          </table:table-cell>
          <table:table-cell office:value-type="float" office:value="54.81">
            <text:p>54.81</text:p>
          </table:table-cell>
          <table:table-cell office:value-type="float" office:value="40.9816">
            <text:p>40.98</text:p>
          </table:table-cell>
          <table:table-cell office:value-type="float" office:value="259.982">
            <text:p>259.98</text:p>
          </table:table-cell>
          <table:table-cell table:number-columns-repeated="2"/>
          <table:table-cell office:value-type="float" office:value="552943">
            <text:p>552943</text:p>
          </table:table-cell>
          <table:table-cell office:value-type="float" office:value="153290">
            <text:p>153290</text:p>
          </table:table-cell>
          <table:table-cell table:style-name="ce3" office:value-type="float" office:value="552961.30082991">
            <text:p>552961.3</text:p>
          </table:table-cell>
          <table:table-cell table:style-name="ce3" office:value-type="float" office:value="153285.410277351">
            <text:p>153285.41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C8]+0.2" office:value-type="float" office:value="0.8">
            <text:p>0.8</text:p>
          </table:table-cell>
          <table:table-cell office:value-type="float" office:value="50.6">
            <text:p>50.6</text:p>
          </table:table-cell>
          <table:table-cell office:value-type="float" office:value="70.4054">
            <text:p>70.41</text:p>
          </table:table-cell>
          <table:table-cell office:value-type="float" office:value="270.65">
            <text:p>270.65</text:p>
          </table:table-cell>
          <table:table-cell table:number-columns-repeated="2"/>
          <table:table-cell office:value-type="float" office:value="912586">
            <text:p>912586</text:p>
          </table:table-cell>
          <table:table-cell office:value-type="float" office:value="153295">
            <text:p>153295</text:p>
          </table:table-cell>
          <table:table-cell table:style-name="ce3" office:value-type="float" office:value="912527.673907246">
            <text:p>912527.67</text:p>
          </table:table-cell>
          <table:table-cell table:style-name="ce3" office:value-type="float" office:value="153290.222617598">
            <text:p>153290.2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C9]+0.2" office:value-type="float" office:value="1">
            <text:p>1</text:p>
          </table:table-cell>
          <table:table-cell office:value-type="float" office:value="46.7">
            <text:p>46.7</text:p>
          </table:table-cell>
          <table:table-cell office:value-type="float" office:value="115.193">
            <text:p>115.19</text:p>
          </table:table-cell>
          <table:table-cell office:value-type="float" office:value="269.81">
            <text:p>269.81</text:p>
          </table:table-cell>
          <table:table-cell table:number-columns-repeated="2"/>
          <table:table-cell office:value-type="float" office:value="1497628.002">
            <text:p>1497628</text:p>
          </table:table-cell>
          <table:table-cell office:value-type="float" office:value="153297">
            <text:p>153297</text:p>
          </table:table-cell>
          <table:table-cell table:style-name="ce3" office:value-type="float" office:value="1497669.62270546">
            <text:p>1497669.62</text:p>
          </table:table-cell>
          <table:table-cell table:style-name="ce3" office:value-type="float" office:value="153292.326509423">
            <text:p>153292.33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C10]+0.2" office:value-type="float" office:value="1.2">
            <text:p>1.2</text:p>
          </table:table-cell>
          <table:table-cell office:value-type="float" office:value="43.08">
            <text:p>43.08</text:p>
          </table:table-cell>
          <table:table-cell office:value-type="float" office:value="183.792">
            <text:p>183.79</text:p>
          </table:table-cell>
          <table:table-cell office:value-type="float" office:value="259.674">
            <text:p>259.67</text:p>
          </table:table-cell>
          <table:table-cell table:number-columns-repeated="2"/>
          <table:table-cell table:style-name="ce1" office:value-type="float" office:value="2482830">
            <text:p>2.48E+006</text:p>
          </table:table-cell>
          <table:table-cell office:value-type="float" office:value="153298">
            <text:p>153298</text:p>
          </table:table-cell>
          <table:table-cell table:style-name="ce3" office:value-type="float" office:value="2482827.85321213">
            <text:p>2482827.85</text:p>
          </table:table-cell>
          <table:table-cell table:style-name="ce3" office:value-type="float" office:value="153293.123834957">
            <text:p>153293.12</text:p>
          </table:table-cell>
          <table:table-cell table:number-columns-repeated="1012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C11]+0.2" office:value-type="float" office:value="1.4">
            <text:p>1.4</text:p>
          </table:table-cell>
          <table:table-cell office:value-type="float" office:value="39.68">
            <text:p>39.68</text:p>
          </table:table-cell>
          <table:table-cell office:value-type="float" office:value="289.896">
            <text:p>289.9</text:p>
          </table:table-cell>
          <table:table-cell office:value-type="float" office:value="250.154">
            <text:p>250.15</text:p>
          </table:table-cell>
          <table:table-cell table:number-columns-repeated="2"/>
          <table:table-cell table:style-name="ce1" office:value-type="float" office:value="4065330">
            <text:p>4.07E+006</text:p>
          </table:table-cell>
          <table:table-cell office:value-type="float" office:value="153301">
            <text:p>153301</text:p>
          </table:table-cell>
          <table:table-cell table:style-name="ce3" office:value-type="float" office:value="3026990.23780337">
            <text:p>3026990.24</text:p>
          </table:table-cell>
          <table:table-cell table:style-name="ce3" office:value-type="float" office:value="153304.83676988">
            <text:p>153304.84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Default" table:number-columns-repeated="2"/>
          <table:table-cell table:number-columns-repeated="1012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22/08/2014</text:date>, <text:time>09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2" style:display-name="PageStyle_Folh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8-22T09:53:43</dc:date>
    <dc:creator>Pierre Schrooyen</dc:creator>
    <meta:generator>OpenOffice.org/3.3$Unix OpenOffice.org_project/330m20$Build-9567</meta:generator>
    <meta:editing-duration>PT1H3M7S</meta:editing-duration>
    <meta:editing-cycles>2</meta:editing-cycles>
    <meta:document-statistic meta:table-count="3" meta:cell-count="86" meta:object-count="0"/>
  </office:meta>
</office:document-meta>
</file>